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list-style-name="L1">
      <style:text-properties officeooo:paragraph-rsid="0035af73"/>
    </style:style>
    <style:style style:name="P2" style:family="paragraph" style:parent-style-name="Standard" style:list-style-name="L1">
      <style:text-properties officeooo:rsid="0013f5ee" officeooo:paragraph-rsid="0013f5ee"/>
    </style:style>
    <style:style style:name="P3" style:family="paragraph" style:parent-style-name="Standard" style:list-style-name="L1">
      <style:text-properties officeooo:rsid="00180acd" officeooo:paragraph-rsid="00180acd"/>
    </style:style>
    <style:style style:name="P4" style:family="paragraph" style:parent-style-name="Standard" style:list-style-name="L1">
      <style:text-properties officeooo:rsid="001a368a" officeooo:paragraph-rsid="001a368a"/>
    </style:style>
    <style:style style:name="P5" style:family="paragraph" style:parent-style-name="Standard" style:list-style-name="L1">
      <style:text-properties officeooo:rsid="001ab870" officeooo:paragraph-rsid="001ab870"/>
    </style:style>
    <style:style style:name="P6" style:family="paragraph" style:parent-style-name="Standard" style:list-style-name="L1">
      <style:text-properties officeooo:rsid="001d7cf1" officeooo:paragraph-rsid="001e68bc"/>
    </style:style>
    <style:style style:name="P7" style:family="paragraph" style:parent-style-name="Standard" style:list-style-name="L1">
      <style:text-properties officeooo:rsid="001d7cf1" officeooo:paragraph-rsid="00205288"/>
    </style:style>
    <style:style style:name="P8" style:family="paragraph" style:parent-style-name="Standard" style:list-style-name="L1">
      <style:text-properties officeooo:rsid="001d7cf1" officeooo:paragraph-rsid="00222c5c"/>
    </style:style>
    <style:style style:name="P9" style:family="paragraph" style:parent-style-name="Standard" style:list-style-name="L1">
      <style:text-properties officeooo:rsid="001d7cf1" officeooo:paragraph-rsid="0025c7b1"/>
    </style:style>
    <style:style style:name="P10" style:family="paragraph" style:parent-style-name="Standard" style:list-style-name="L1">
      <style:text-properties officeooo:rsid="001d7cf1" officeooo:paragraph-rsid="002c62b2"/>
    </style:style>
    <style:style style:name="P11" style:family="paragraph" style:parent-style-name="Standard" style:list-style-name="L1">
      <style:text-properties officeooo:rsid="001d7cf1" officeooo:paragraph-rsid="002f65e7"/>
    </style:style>
    <style:style style:name="P12" style:family="paragraph" style:parent-style-name="Standard" style:list-style-name="L1">
      <style:text-properties officeooo:rsid="001d7cf1" officeooo:paragraph-rsid="0030f389"/>
    </style:style>
    <style:style style:name="P13" style:family="paragraph" style:parent-style-name="Standard" style:list-style-name="L1">
      <style:text-properties officeooo:rsid="001d7cf1" officeooo:paragraph-rsid="00349a11"/>
    </style:style>
    <style:style style:name="P14" style:family="paragraph" style:parent-style-name="Standard" style:list-style-name="L1">
      <style:text-properties officeooo:rsid="001d7cf1" officeooo:paragraph-rsid="003506f1"/>
    </style:style>
    <style:style style:name="P15" style:family="paragraph" style:parent-style-name="Standard" style:list-style-name="L1">
      <style:text-properties officeooo:rsid="001d7cf1" officeooo:paragraph-rsid="0035af73"/>
    </style:style>
    <style:style style:name="P16" style:family="paragraph" style:parent-style-name="Standard" style:list-style-name="L1">
      <style:text-properties officeooo:rsid="0030a949" officeooo:paragraph-rsid="0030a949"/>
    </style:style>
    <style:style style:name="P17" style:family="paragraph" style:parent-style-name="Standard">
      <style:text-properties officeooo:paragraph-rsid="0035af73"/>
    </style:style>
    <style:style style:name="T1" style:family="text">
      <style:text-properties officeooo:rsid="0015e12e"/>
    </style:style>
    <style:style style:name="T2" style:family="text">
      <style:text-properties officeooo:rsid="0016a336"/>
    </style:style>
    <style:style style:name="T3" style:family="text">
      <style:text-properties officeooo:rsid="00191754"/>
    </style:style>
    <style:style style:name="T4" style:family="text">
      <style:text-properties officeooo:rsid="001ab870"/>
    </style:style>
    <style:style style:name="T5" style:family="text">
      <style:text-properties officeooo:rsid="001b99a3"/>
    </style:style>
    <style:style style:name="T6" style:family="text">
      <style:text-properties officeooo:rsid="00213a49"/>
    </style:style>
    <style:style style:name="T7" style:family="text">
      <style:text-properties officeooo:rsid="0028a837"/>
    </style:style>
    <style:style style:name="T8" style:family="text">
      <style:text-properties officeooo:rsid="00293cf4"/>
    </style:style>
    <style:style style:name="T9" style:family="text">
      <style:text-properties officeooo:rsid="002a6d90"/>
    </style:style>
    <style:style style:name="T10" style:family="text">
      <style:text-properties officeooo:rsid="001d7cf1"/>
    </style:style>
    <style:style style:name="T11" style:family="text">
      <style:text-properties fo:color="#000000" loext:opacity="100%" style:font-name="MS Gothic" fo:font-size="9.5pt" style:font-size-asian="9.5pt" fo:background-color="#ffffff"/>
    </style:style>
    <style:style style:name="T12" style:family="text">
      <style:text-properties fo:color="#2b91af" loext:opacity="100%" style:font-name="MS Gothic" fo:font-size="9.5pt" style:font-size-asian="9.5pt" fo:background-color="#ffffff"/>
    </style:style>
    <style:style style:name="T13" style:family="text">
      <style:text-properties fo:color="#008000" loext:opacity="100%" style:font-name="MS Gothic" fo:font-size="9.5pt" style:font-size-asian="9.5pt" fo:background-color="#ffffff"/>
    </style:style>
    <style:style style:name="T14" style:family="text">
      <style:text-properties fo:color="#0000ff" loext:opacity="100%" style:font-name="MS Gothic" fo:font-size="9.5pt" style:font-size-asian="9.5pt" fo:background-color="#ffffff"/>
    </style:style>
    <style:style style:name="T15" style:family="text">
      <style:text-properties officeooo:rsid="0035af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70748141" text:style-name="L1">
        <text:list-item>
          <text:p text:style-name="P2">Appsetting.jsonはじぶんでさくせいした。あとVisualStudioで表示されてなかったら追加＝＞既存のファイル でpropjectに追加することでVS上で表示された。<text:span text:style-name="T1">Also,”常にコピーする””コンテンツ”を選択する。常にコピーすることでどうやらＤＥＢＵＧ時とリリース時で自動的に</text:span><text:span text:style-name="T2">binの中にappsetinngs.jsonコピーしてくれる機能っぽい？</text:span></text:p>
        </text:list-item>
        <text:list-item>
          <text:p text:style-name="P3">postgreSQLは自分でinstallした。環境変数pathも時分で通した。psql –versionでいけるように。</text:p>
        </text:list-item>
        <text:list-item>
          <text:p text:style-name="P3">psql -U postgres -h localhost これで、<text:span text:style-name="T3">path通ってたらどこでやってもこれでいけて、次にパスワード求められる。install時設定したパスワードだったっぽい；</text:span></text:p>
        </text:list-item>
        <text:list-item>
          <text:p text:style-name="P4">loginすると中では、Droptable等つかえた。\l <text:span text:style-name="T4">(ＤＢ一覧表示）</text:span></text:p>
        </text:list-item>
        <text:list-item>
          <text:p text:style-name="P5">A5M2ではｍ、mysqlと異なり、ＤＢごとにA5M2にとうろくしないといけなかった。なのでけっこうめんどうだったけどいけた。<text:span text:style-name="T5">mysqlだと１つのＵＳＥＲでログインしたら全ＤＢその中の見れたけどpostegreは違うらしい。</text:span></text:p>
        </text:list-item>
        <text:list-item>
          <text:p text:style-name="P6">DB削除（<text:span text:style-name="T6">now, 削除しても起動時に自動生成されるが、ゆくゆくは手動生成に変えようかなと思う。複雑な制約などをつけたいためＤＢＦＩＲＳＴでいこうかなと）「</text:span></text:p>
          <text:list>
            <text:list-item>
              <text:p text:style-name="P6">DROP DATABASE "ScheduleApp20250729_Development"; </text:p>
            </text:list-item>
            <text:list-item>
              <text:p text:style-name="P6">DROP DATABASE "ScheduleApp20250729_Production"; </text:p>
            </text:list-item>
            <text:list-item>
              <text:p text:style-name="P7">DROP DATABASE "ScheduleApp20250729_WebPage";</text:p>
            </text:list-item>
          </text:list>
        </text:list-item>
        <text:list-item>
          <text:p text:style-name="P8">後思ったけどアーカイブ化されたファイル群の名前とかをなんかテーブルかなんかで管理しておく？管理コスト上がるかな？どうだろうｋ。</text:p>
        </text:list-item>
        <text:list-item>
          <text:p text:style-name="P9">アーカイブ化されたファイルに関して、実行時にバックグラウンドでスケジューリングに余裕をもって事前にＤＬして置く方針で行こうと思うんだけど（ＵＩスレッドとめない）。直前に追加されたタスクなどに関してはタスク実行時に間に合わない可能性があるよな。そのあたりどうしようかなって思った。</text:p>
        </text:list-item>
        <text:list-item>
          <text:p text:style-name="P10">とりあえず、思ったのは、アーカイブ（<text:span text:style-name="T7">7zip?)されたフォルダのまま中にあるすべての拡張子を全取得して自動でArchitecture(OldTaskCategory)テーブルにＩＮＳＥＲＴされるかんじでいけばいいんじゃね？そしたらすべてのアーカイブされたファイルの拡張子に対して</text:span><text:span text:style-name="T8">(iso,bzip,etc)手動でついかしていかなくてもいいよね。・ただ手動追加もあるのであくまで”</text:span><text:span text:style-name="T9">Helperクラス”として、”nice to have”な機能の位置づけかな。</text:span></text:p>
        </text:list-item>
        <text:list-item>
          <text:p text:style-name="P10"><text:s/>Start-Transcript -Path "claude-session_$(Get-Date -Format 'yyyyMMdd_HHmmss').log"</text:p>
        </text:list-item>
        <text:list-item>
          <text:p text:style-name="P11"><text:s text:c="2"/>npx claude<text:tab/></text:p>
        </text:list-item>
        <text:list-item>
          <text:p text:style-name="P16">WSL環境にて、ログ出力と起動方法</text:p>
          <text:list>
            <text:list-item>
              <text:p text:style-name="P12">cd /mnt/c/Users/tugar/source/repos/WpfScheduledApp20250729</text:p>
            </text:list-item>
            <text:list-item>
              <text:p text:style-name="P13">script -f /mnt/c/Users/tugar/Downloads/$(date +%Y%m%d_%H%M%S)_session.log</text:p>
            </text:list-item>
          </text:list>
        </text:list-item>
        <text:list-item>
          <text:p text:style-name="P14">開発環境と本番環境の切り替え</text:p>
          <text:list>
            <text:list-item>
              <text:p text:style-name="P14">方式： ハードコード</text:p>
            </text:list-item>
            <text:list-item>
              <text:p text:style-name="P15">以下の<text:span text:style-name="T15">DevelopmentContext()をProductionContextに切り替えるだけ。</text:span></text:p>
              <text:list>
                <text:list-item>
                  <text:p text:style-name="P15"><text:span text:style-name="T11"><text:s text:c="16"/></text:span><text:span text:style-name="T13">// DbContextとServicesを作成(ここのＤＢを切り替えるだけで本番と開発環境を切り替え可能)</text:span></text:p>
                </text:list-item>
                <text:list-item>
                  <text:p text:style-name="P1"><text:span text:style-name="T11"><text:s text:c="16"/></text:span><text:span text:style-name="T14">var</text:span><text:span text:style-name="T11"> dbContext = </text:span><text:span text:style-name="T14">new</text:span><text:span text:style-name="T11"> </text:span><text:span text:style-name="T12">DevelopmentContext</text:span><text:span text:style-name="T11">();</text:span><text:span text:style-name="T10"><text:line-break/></text:span></text:p>
                </text:list-item>
              </text:list>
            </text:list-item>
          </text:list>
        </text:list-item>
      </text:list>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3T23:30:10.564000000</meta:creation-date>
    <meta:generator>LibreOffice/7.0.3.1$Windows_X86_64 LibreOffice_project/d7547858d014d4cf69878db179d326fc3483e082</meta:generator>
    <dc:date>2025-08-10T04:44:44.031000000</dc:date>
    <meta:editing-duration>P4DT8H39M31S</meta:editing-duration>
    <meta:editing-cycles>36</meta:editing-cycles>
    <meta:document-statistic meta:table-count="0" meta:image-count="0" meta:object-count="0" meta:page-count="1" meta:paragraph-count="22" meta:word-count="914" meta:character-count="1632" meta:non-whitespace-character-count="1561"/>
  </office:meta>
</office:document-meta>
</file>